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nsolas1" svg:font-family="Consolas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Helvetica, sans-serif"/>
    <style:font-face style:name="Roboto Mono" svg:font-family="'Roboto Mono', sans-serif"/>
    <style:font-face style:name="Roboto1" svg:font-family="Roboto, sans-serif"/>
  </office:font-face-decls>
  <office:automatic-styles>
    <style:style style:name="T1" style:family="text">
      <style:text-properties officeooo:rsid="001b08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error "Get-NetFirewallProfile" non è riconosciuto come comando interno o esterno means that </text:p>
      <text:p text:style-name="Standard">the Get-NetFirewallProfile cmdlet is not recognized in your Windows command line session. </text:p>
      <text:p text:style-name="Standard">This happens because Get-NetFirewallProfile is a PowerShell cmdlet, not a normal Command Prompt (cmd.exe) command.</text:p>
      <text:p text:style-name="Standard"/>
      <text:p text:style-name="Standard">In that case, you can try using the older command-line utility netsh to disable the firewall profile. </text:p>
      <text:p text:style-name="Standard">For example: netsh advfirewall set allprofiles state off</text:p>
      <text:p text:style-name="Standard"/>
      <text:p text:style-name="Standard"/>
      <text:p text:style-name="Standard">Before disabling the Windows Firewall, it’s a good practice to check its current status. Run the following command in PowerShell:</text:p>
      <text:p text:style-name="Standard"/>
      <text:p text:style-name="Standard">Get-NetFirewallProfile | Format-Table -Property Name, Enabled</text:p>
      <text:p text:style-name="Standard"/>
      <text:p text:style-name="Standard"/>
      <text:p text:style-name="Standard">To disable the Windows Firewall for all profiles, use the following command:</text:p>
      <text:p text:style-name="Standard"/>
      <text:p text:style-name="Standard">Set-NetFirewallProfile -Profile Domain, Public, Private -Enabled False</text:p>
      <text:p text:style-name="Standard">Set-NetFirewallProfile -All -Enabled False</text:p>
      <text:p text:style-name="Standard"/>
      <text:p text:style-name="Standard"/>
      <text:p text:style-name="Standard"/>
      <text:p text:style-name="Standard">If you want to disable the firewall for a specific profile, simply remove the other profiles from the command. For example, to disable only the Public profile:</text:p>
      <text:p text:style-name="Standard"/>
      <text:p text:style-name="Standard">Set-NetFirewallProfile -Profile Public -Enabled False</text:p>
      <text:p text:style-name="Standard"/>
      <text:p text:style-name="Standard"/>
      <text:p text:style-name="Standard"/>
      <text:p text:style-name="Standard">To disable a specific rule, you need to know its name or a unique identifier. You can retrieve a list of all firewall rules using the following command:</text:p>
      <text:p text:style-name="Standard"/>
      <text:p text:style-name="Standard">Get-NetFirewallRule</text:p>
      <text:p text:style-name="Standard"/>
      <text:p text:style-name="Standard">Once you have identified the rule you want to disable, use the Disable-NetFirewallRule cmdlet followed by the rule name. For example:</text:p>
      <text:p text:style-name="Standard"/>
      <text:p text:style-name="Standard">Disable-NetFirewallRule -DisplayName "File and Printer Sharing (Echo Request – ICMPv4-In)"</text:p>
      <text:p text:style-name="Standard"/>
      <text:p text:style-name="Standard"/>
      <text:p text:style-name="Standard"/>
      <text:p text:style-name="Standard"/>
      <text:p text:style-name="Standard"/>
      <text:p text:style-name="Standard">To re-enable the Windows Firewall, simply replace “False” with “True” in the commands from Step 3. For example, to enable the firewall for all profiles:</text:p>
      <text:p text:style-name="Standard"/>
      <text:p text:style-name="Standard">Set-NetFirewallProfile -Profile Domain, Public, Private -Enabled True</text:p>
      <text:p text:style-name="Standard">Similarly, you can use the Enable-NetFirewallRule cmdlet to enable specific firewall rules that were previously disabled.</text:p>
      <text:p text:style-name="Standard"/>
      <text:p text:style-name="Standard"/>
      <text:p text:style-name="Standard"/>
      <text:p text:style-name="Standard"><text:soft-page-break/>To run PowerShell commands, you need to access it with administrator rights. This can be initiated with the following command:</text:p>
      <text:p text:style-name="Standard"/>
      <text:p text:style-name="Standard">Start-Process powershell -Verb runAs</text:p>
      <text:p text:style-name="Standard"/>
      <text:p text:style-name="Standard"/>
      <text:p text:style-name="Standard"><text:a xlink:type="simple" xlink:href="https://powershellfaqs.com/disable-windows-firewall-using-powershell/" text:style-name="Internet_20_link" text:visited-style-name="Visited_20_Internet_20_Link">How to Disable Windows Firewall Using PowerShell?</text:a> </text:p>
      <text:p text:style-name="Standard"><text:a xlink:type="simple" xlink:href="https://powershellcommands.com/powershell-disable-windows-firewall" text:style-name="Internet_20_link" text:visited-style-name="Visited_20_Internet_20_Link">PowerShell: Disable Windows Firewall in a Snap</text:a> </text:p>
      <text:p text:style-name="Standard"/>
      <text:p text:style-name="Standard"/>
      <text:p text:style-name="Standard"/>
      <text:p text:style-name="Standard">isabling the firewall in Linux can be done using different tools depending on the distribution. Here are the methods for disabling firewalls using firewalld and ufw.</text:p>
      <text:p text:style-name="Standard"/>
      <text:p text:style-name="Standard">Using firewalld (RHEL, CentOS, Fedora)</text:p>
      <text:p text:style-name="Standard"/>
      <text:p text:style-name="Standard">Check if firewalld is running:</text:p>
      <text:p text:style-name="Standard"/>
      <text:p text:style-name="Standard">sudo firewall-cmd --state</text:p>
      <text:p text:style-name="Standard">Stop firewalld:</text:p>
      <text:p text:style-name="Standard"/>
      <text:p text:style-name="Standard">sudo systemctl stop firewalld</text:p>
      <text:p text:style-name="Standard">Disable firewalld at boot time:</text:p>
      <text:p text:style-name="Standard"/>
      <text:p text:style-name="Standard">sudo systemctl disable firewalld</text:p>
      <text:p text:style-name="Standard">Mask firewalld to prevent it from being started by another service:</text:p>
      <text:p text:style-name="Standard"/>
      <text:p text:style-name="Standard">sudo systemctl mask --now firewalld</text:p>
      <text:p text:style-name="Standard">Verify that firewalld is disabled:</text:p>
      <text:p text:style-name="Standard"/>
      <text:p text:style-name="Standard">sudo systemctl status firewalld</text:p>
      <text:p text:style-name="Standard">Using ufw (Ubuntu, Debian)</text:p>
      <text:p text:style-name="Standard"/>
      <text:p text:style-name="Standard">Check if ufw is running:</text:p>
      <text:p text:style-name="Standard"/>
      <text:p text:style-name="Standard">sudo ufw status</text:p>
      <text:p text:style-name="Standard">Disable ufw:</text:p>
      <text:p text:style-name="Standard"/>
      <text:p text:style-name="Standard">sudo ufw disable</text:p>
      <text:p text:style-name="Standard">Disable ufw at boot time:</text:p>
      <text:p text:style-name="Standard"/>
      <text:p text:style-name="Standard">sudo systemctl disable ufw</text:p>
      <text:p text:style-name="Standard">Verify that ufw is disabled:</text:p>
      <text:p text:style-name="Standard"/>
      <text:p text:style-name="Standard">sudo ufw status</text:p>
      <text:p text:style-name="Standard">sudo systemctl status ufw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You can easily disable the Firewall for Linux. Most modern Linux distrubtion use the following tools:</text:p>
      <text:p text:style-name="Standard">ufw – Used by Ubuntu and Debian based system to manage the firewall.</text:p>
      <text:p text:style-name="Standard">firewalld – Used by RHEL, CentOS and clones. It is a dynamic solution to manage the firewall.</text:p>
      <text:p text:style-name="Standard"/>
      <text:p text:style-name="Standard"/>
      <text:p text:style-name="Standard">Is firewalld running on my system?</text:p>
      <text:p text:style-name="Standard">Run: sudo firewall-cmd –state</text:p>
      <text:p text:style-name="Standard"/>
      <text:p text:style-name="Standard">Stop the the firewalld</text:p>
      <text:p text:style-name="Standard">Again, type: sudo systemctl stop firewalld</text:p>
      <text:p text:style-name="Standard"/>
      <text:p text:style-name="Standard">Disable the FirewallD service at boot time</text:p>
      <text:p text:style-name="Standard">sudo systemctl disable firewalld</text:p>
      <text:p text:style-name="Standard">sudo systemctl mask --now firewalld</text:p>
      <text:p text:style-name="Standard"/>
      <text:p text:style-name="Standard">Verify that the FirewallD is gone</text:p>
      <text:p text:style-name="Standard">Simply type: sudo systemctl status firewalld</text:p>
      <text:p text:style-name="Standard"/>
      <text:p text:style-name="Standard">How do enable the firewalld again?</text:p>
      <text:p text:style-name="Standard">Simply run the following commands:</text:p>
      <text:p text:style-name="Standard">sudo systemctl unmask --now firewalld</text:p>
      <text:p text:style-name="Standard">sudo systemctl enable firewalld</text:p>
      <text:p text:style-name="Standard">sudo systemctl start firewalld</text:p>
      <text:p text:style-name="Standard">## verify that the firewalld started ##</text:p>
      <text:p text:style-name="Standard">sudo firewall-cmd –state</text:p>
      <text:p text:style-name="Standard"/>
      <text:p text:style-name="Standard"/>
      <text:p text:style-name="Standard"/>
      <text:p text:style-name="Standard">Is the ufw running?</text:p>
      <text:p text:style-name="Standard">The syntax is: sudo ufw status</text:p>
      <text:p text:style-name="Standard"/>
      <text:p text:style-name="Standard">Stop the ufw on Linux: <text:span text:style-name="T1">s</text:span>udo ufw disable</text:p>
      <text:p text:style-name="Standard"/>
      <text:p text:style-name="Standard">Disable the ufw on Linux at boot time: sudo systemctl disable ufw</text:p>
      <text:p text:style-name="Standard"/>
      <text:p text:style-name="Standard">Verify that the ufw is gone</text:p>
      <text:p text:style-name="Standard">sudo ufw status</text:p>
      <text:p text:style-name="Standard">sudo systemctl status ufw</text:p>
      <text:p text:style-name="Standard"/>
      <text:p text:style-name="Standard"/>
      <text:p text:style-name="Standard">How do enable the ufw again?</text:p>
      <text:p text:style-name="Standard">sudo systemctl enable ufw</text:p>
      <text:p text:style-name="Standard">sudo ufw enable</text:p>
      <text:p text:style-name="Standard">## verify that ufw started ##</text:p>
      <text:p text:style-name="Standard">sudo ufw status</text:p>
      <text:p text:style-name="Standard"/>
      <text:p text:style-name="Standard"/>
      <text:p text:style-name="Standard"><text:a xlink:type="simple" xlink:href="https://www.cyberciti.biz/faq/linux-disable-firewall-command/" text:style-name="Internet_20_link" text:visited-style-name="Visited_20_Internet_20_Link">Linux disable firewall command - nixCraft</text:a> </text:p>
      <text:p text:style-name="Standard"><text:a xlink:type="simple" xlink:href="https://www.positioniseverything.net/how-to-disable-firewall-in-linux/" text:style-name="Internet_20_link" text:visited-style-name="Visited_20_Internet_20_Link">How to Disable Firewall in Linux: Step-by-Step Guide - Position Is Everything</text:a> </text:p>
      <text:p text:style-name="Standard"/>
      <text:p text:style-name="Standard"><text:a xlink:type="simple" xlink:href="https://umatechnology.org/how-to-turn-off-firewall-in-linux/" text:style-name="Internet_20_link" text:visited-style-name="Visited_20_Internet_20_Link">How To Turn Off Firewall In Linux - UMA Technology</text:a> </text:p>
      <text:p text:style-name="Standard"><text:a xlink:type="simple" xlink:href="https://www.geeksforgeeks.org/linux-unix/how-to-turn-off-firewall-on-kali-linux/" text:style-name="Internet_20_link" text:visited-style-name="Visited_20_Internet_20_Link"><text:soft-page-break/>How To Turn Off Firewall On Kali Linux? - GeeksforGeeks</text:a> </text:p>
      <text:p text:style-name="Standard"/>
      <text:p text:style-name="Standard"><text:a xlink:type="simple" xlink:href="https://www.positioniseverything.net/how-to-disable-firewall-in-linux/" text:style-name="Internet_20_link" text:visited-style-name="Visited_20_Internet_20_Link">How to Disable Firewall in Linux: Step-by-Step Guide - Position Is Everything</text:a> </text:p>
      <text:p text:style-name="Standard"/>
      <text:p text:style-name="Standard"><text:a xlink:type="simple" xlink:href="https://superuser.com/questions/794104/how-to-permanently-disable-firewall-in-red-hat-linux" text:style-name="Internet_20_link" text:visited-style-name="Visited_20_Internet_20_Link">iptables - How to permanently disable firewall in Red Hat Linux - Super User</text:a> </text:p>
      <text:p text:style-name="Standard"/>
      <text:p text:style-name="Standard"><text:a xlink:type="simple" xlink:href="https://www.golinuxcloud.com/rocky-disable-firewall/" text:style-name="Internet_20_link" text:visited-style-name="Visited_20_Internet_20_Link">How to disable firewall in Rocky Linux? [SOLVED] | GoLinuxCloud</text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nsolas1" svg:font-family="Consolas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Helvetica, sans-serif"/>
    <style:font-face style:name="Roboto Mono" svg:font-family="'Roboto Mono', sans-serif"/>
    <style:font-face style:name="Roboto1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31T17:35:38.298000000</meta:creation-date>
    <dc:date>2025-07-31T19:46:49.078000000</dc:date>
    <meta:editing-duration>PT2H11M4S</meta:editing-duration>
    <meta:editing-cycles>12</meta:editing-cycles>
    <meta:generator>LibreOffice/7.5.7.1$Windows_X86_64 LibreOffice_project/47eb0cf7efbacdee9b19ae25d6752381ede23126</meta:generator>
    <meta:document-statistic meta:table-count="0" meta:image-count="0" meta:object-count="0" meta:page-count="4" meta:paragraph-count="83" meta:word-count="677" meta:character-count="4369" meta:non-whitespace-character-count="3764"/>
  </office:meta>
</office:document-meta>
</file>